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1" draw:layer="layout" svg:width="1.714cm" svg:height="1.714cm" svg:x="0.143cm" svg:y="0.143cm">
            <text:p/>
          </draw:circle>
          <draw:circle draw:style-name="gr2" draw:layer="layout" svg:width="1.714cm" svg:height="1.714cm" svg:x="0.143cm" svg:y="0.143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Intermediate-Event</dc:title>
    <meta:creation-date>2011-02-07T16:52:16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